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1b7" officeooo:paragraph-rsid="001fe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za tra ciclo while e ciclo do while</text:p>
      <text:p text:style-name="P1"/>
      <text:p text:style-name="P1">la differenza tra il ciclo while e il ciclo do while è che il ciclo while è un ciclo con un controllo in testa, ciò vuol dire che prima di entrare nel ciclo, e quindi svolgere le istruzioni contenute in esso, si fa un controllo di una condizione, ad esempio 1&gt;0, <text:s/>e se è vera allora entrerà nel ciclo e ci rimarrà finché la condizione è vera, mentre il ciclo do while ha un controllo in coda quindi il programma eseguirà il blocco di istruzioni almeno una volta prima di fare il controllo della condizione e poi se la condizione è vera continuerà a svolgere le istruzioni dentro il do wh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5:34:14.487461475</meta:creation-date>
    <dc:date>2022-03-14T15:41:06.949947786</dc:date>
    <meta:editing-duration>PT6M53S</meta:editing-duration>
    <meta:editing-cycles>1</meta:editing-cycles>
    <meta:document-statistic meta:table-count="0" meta:image-count="0" meta:object-count="0" meta:page-count="1" meta:paragraph-count="2" meta:word-count="119" meta:character-count="634" meta:non-whitespace-character-count="516"/>
    <meta:generator>LibreOffice/7.2.5.2$Linux_X86_64 LibreOffice_project/20$Build-2</meta:generator>
  </office:meta>
</office:document-meta>
</file>